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calib_5sigma" table:style-name="ta1">
        <table:table-column table:style-name="co1" table:number-columns-repeated="8" table:default-cell-style-name="Default"/>
        <table:table-row table:style-name="ro1">
          <table:table-cell table:number-columns-repeated="5"/>
          <table:table-cell office:value-type="string" calcext:value-type="string">
            <text:p>thresshold for beam run (5sigma)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8.572" calcext:value-type="float">
            <text:p>88.5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.2255" calcext:value-type="float">
            <text:p>68.2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6.7845" calcext:value-type="float">
            <text:p>66.7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0.0015" calcext:value-type="float">
            <text:p>70.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3.4005" calcext:value-type="float">
            <text:p>63.4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1.4305" calcext:value-type="float">
            <text:p>61.4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.587" calcext:value-type="float">
            <text:p>63.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.1835" calcext:value-type="float">
            <text:p>60.18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3.697" calcext:value-type="float">
            <text:p>63.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9.9455" calcext:value-type="float">
            <text:p>59.9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8.9155" calcext:value-type="float">
            <text:p>58.9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8.5595" calcext:value-type="float">
            <text:p>58.55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9.116" calcext:value-type="float">
            <text:p>59.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8.88" calcext:value-type="float">
            <text:p>58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2.2905" calcext:value-type="float">
            <text:p>62.2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.448" calcext:value-type="float">
            <text:p>59.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9.988" calcext:value-type="float">
            <text:p>69.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75.584" calcext:value-type="float">
            <text:p>75.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9.6235" calcext:value-type="float">
            <text:p>69.6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68.771" calcext:value-type="float">
            <text:p>68.7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72.7005" calcext:value-type="float">
            <text:p>72.7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9.39" calcext:value-type="float">
            <text:p>69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6.9385" calcext:value-type="float">
            <text:p>66.9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71.297" calcext:value-type="float">
            <text:p>71.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70.398" calcext:value-type="float">
            <text:p>70.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3.4445" calcext:value-type="float">
            <text:p>73.4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70.993" calcext:value-type="float">
            <text:p>70.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72.6955" calcext:value-type="float">
            <text:p>72.69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72.5395" calcext:value-type="float">
            <text:p>72.5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72.7075" calcext:value-type="float">
            <text:p>72.7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.459" calcext:value-type="float">
            <text:p>70.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73.922" calcext:value-type="float">
            <text:p>73.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.633" calcext:value-type="float">
            <text:p>66.6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9.9745" calcext:value-type="float">
            <text:p>69.9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0.3555" calcext:value-type="float">
            <text:p>70.3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8.7785" calcext:value-type="float">
            <text:p>68.7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1.442" calcext:value-type="float">
            <text:p>71.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7.3535" calcext:value-type="float">
            <text:p>67.3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8.4985" calcext:value-type="float">
            <text:p>68.4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2535" calcext:value-type="float">
            <text:p>67.2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6.7145" calcext:value-type="float">
            <text:p>66.7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0.401" calcext:value-type="float">
            <text:p>70.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5.566" calcext:value-type="float">
            <text:p>65.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6.8365" calcext:value-type="float">
            <text:p>66.8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7.747" calcext:value-type="float">
            <text:p>67.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7.347" calcext:value-type="float">
            <text:p>67.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1.226" calcext:value-type="float">
            <text:p>71.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3.98" calcext:value-type="float">
            <text:p>73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70.596" calcext:value-type="float">
            <text:p>70.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5.7575" calcext:value-type="float">
            <text:p>65.7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4.19" calcext:value-type="float">
            <text:p>64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5.0555" calcext:value-type="float">
            <text:p>65.0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5.288" calcext:value-type="float">
            <text:p>65.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6.8165" calcext:value-type="float">
            <text:p>66.8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4.212" calcext:value-type="float">
            <text:p>64.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5.919" calcext:value-type="float">
            <text:p>65.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5.82" calcext:value-type="float">
            <text:p>65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4.2365" calcext:value-type="float">
            <text:p>64.2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6.4355" calcext:value-type="float">
            <text:p>66.4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6.71" calcext:value-type="float">
            <text:p>66.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3.816" calcext:value-type="float">
            <text:p>63.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5.062" calcext:value-type="float">
            <text:p>65.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8.105" calcext:value-type="float">
            <text:p>68.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9.2585" calcext:value-type="float">
            <text:p>69.2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2.887" calcext:value-type="float">
            <text:p>92.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5.783" calcext:value-type="float">
            <text:p>85.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1.8915" calcext:value-type="float">
            <text:p>81.8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83.5635" calcext:value-type="float">
            <text:p>83.5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1.8125" calcext:value-type="float">
            <text:p>81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2.909" calcext:value-type="float">
            <text:p>82.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1.448" calcext:value-type="float">
            <text:p>81.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0.5565" calcext:value-type="float">
            <text:p>80.5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9.4295" calcext:value-type="float">
            <text:p>79.4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83.2555" calcext:value-type="float">
            <text:p>83.2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81.6895" calcext:value-type="float">
            <text:p>81.6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8.035" calcext:value-type="float">
            <text:p>78.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5.9585" calcext:value-type="float">
            <text:p>85.9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3.593" calcext:value-type="float">
            <text:p>83.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3.4105" calcext:value-type="float">
            <text:p>83.4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8.308" calcext:value-type="float">
            <text:p>128.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76.2055" calcext:value-type="float">
            <text:p>76.2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7.344" calcext:value-type="float">
            <text:p>67.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7.0625" calcext:value-type="float">
            <text:p>67.0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5.0235" calcext:value-type="float">
            <text:p>65.0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7.881" calcext:value-type="float">
            <text:p>67.8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6.5455" calcext:value-type="float">
            <text:p>66.5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66.9055" calcext:value-type="float">
            <text:p>66.9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69.38" calcext:value-type="float">
            <text:p>69.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68.414" calcext:value-type="float">
            <text:p>68.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8.9985" calcext:value-type="float">
            <text:p>68.9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65.195" calcext:value-type="float">
            <text:p>65.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70.6625" calcext:value-type="float">
            <text:p>70.6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76.4665" calcext:value-type="float">
            <text:p>76.4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70.8705" calcext:value-type="float">
            <text:p>70.8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8.2985" calcext:value-type="float">
            <text:p>68.2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74.8465" calcext:value-type="float">
            <text:p>74.8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6.177" calcext:value-type="float">
            <text:p>56.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7.888" calcext:value-type="float">
            <text:p>77.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1.6955" calcext:value-type="float">
            <text:p>71.69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1.1885" calcext:value-type="float">
            <text:p>71.1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5.6635" calcext:value-type="float">
            <text:p>75.6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7.9065" calcext:value-type="float">
            <text:p>77.9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79.3915" calcext:value-type="float">
            <text:p>79.3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2.1835" calcext:value-type="float">
            <text:p>82.18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9.4225" calcext:value-type="float">
            <text:p>79.4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1.4585" calcext:value-type="float">
            <text:p>81.4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78.2855" calcext:value-type="float">
            <text:p>78.28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75.317" calcext:value-type="float">
            <text:p>75.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7.153" calcext:value-type="float">
            <text:p>77.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6.407" calcext:value-type="float">
            <text:p>76.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81.428" calcext:value-type="float">
            <text:p>81.4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77.121" calcext:value-type="float">
            <text:p>77.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82.4735" calcext:value-type="float">
            <text:p>82.4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80.3895" calcext:value-type="float">
            <text:p>80.3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88.16" calcext:value-type="float">
            <text:p>88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80.5465" calcext:value-type="float">
            <text:p>80.5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83.489" calcext:value-type="float">
            <text:p>83.4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78.6175" calcext:value-type="float">
            <text:p>78.6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83.765" calcext:value-type="float">
            <text:p>83.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87.371" calcext:value-type="float">
            <text:p>87.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85.0125" calcext:value-type="float">
            <text:p>85.0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85.817" calcext:value-type="float">
            <text:p>85.8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75.9805" calcext:value-type="float">
            <text:p>75.98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78.49" calcext:value-type="float">
            <text:p>78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81.0295" calcext:value-type="float">
            <text:p>81.0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78.9445" calcext:value-type="float">
            <text:p>78.9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85.299" calcext:value-type="float">
            <text:p>85.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86.267" calcext:value-type="float">
            <text:p>86.2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nocalib_3sigma" table:style-name="ta1">
        <table:table-column table:style-name="co1" table:number-columns-repeated="8" table:default-cell-style-name="Default"/>
        <table:table-row table:style-name="ro1">
          <table:table-cell table:number-columns-repeated="5"/>
          <table:table-cell office:value-type="string" calcext:value-type="string">
            <text:p>thresshold for beam run (5sigma)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.1432" calcext:value-type="float">
            <text:p>53.1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0.9353" calcext:value-type="float">
            <text:p>40.9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.0707" calcext:value-type="float">
            <text:p>40.0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.0009" calcext:value-type="float">
            <text:p>42.0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8.0403" calcext:value-type="float">
            <text:p>38.04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.8583" calcext:value-type="float">
            <text:p>36.85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8.1522" calcext:value-type="float">
            <text:p>38.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6.1101" calcext:value-type="float">
            <text:p>36.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8.2182" calcext:value-type="float">
            <text:p>38.2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.9673" calcext:value-type="float">
            <text:p>35.9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.3493" calcext:value-type="float">
            <text:p>35.3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.1357" calcext:value-type="float">
            <text:p>35.1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5.4696" calcext:value-type="float">
            <text:p>35.4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5.328" calcext:value-type="float">
            <text:p>35.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7.3743" calcext:value-type="float">
            <text:p>37.3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.6688" calcext:value-type="float">
            <text:p>35.6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41.9928" calcext:value-type="float">
            <text:p>41.9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5.3504" calcext:value-type="float">
            <text:p>45.3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41.7741" calcext:value-type="float">
            <text:p>41.77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41.2626" calcext:value-type="float">
            <text:p>41.2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43.6203" calcext:value-type="float">
            <text:p>43.6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41.634" calcext:value-type="float">
            <text:p>41.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40.1631" calcext:value-type="float">
            <text:p>40.16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42.7782" calcext:value-type="float">
            <text:p>42.7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2.2388" calcext:value-type="float">
            <text:p>42.2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44.0667" calcext:value-type="float">
            <text:p>44.0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42.5958" calcext:value-type="float">
            <text:p>42.59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43.6173" calcext:value-type="float">
            <text:p>43.6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43.5237" calcext:value-type="float">
            <text:p>43.5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43.6245" calcext:value-type="float">
            <text:p>43.6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42.2754" calcext:value-type="float">
            <text:p>42.2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44.3532" calcext:value-type="float">
            <text:p>44.3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.9798" calcext:value-type="float">
            <text:p>39.97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1.9847" calcext:value-type="float">
            <text:p>41.98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.2133" calcext:value-type="float">
            <text:p>42.2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1.2671" calcext:value-type="float">
            <text:p>41.2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.8652" calcext:value-type="float">
            <text:p>42.8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0.4121" calcext:value-type="float">
            <text:p>40.4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1.0991" calcext:value-type="float">
            <text:p>41.0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0.3521" calcext:value-type="float">
            <text:p>40.3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.0287" calcext:value-type="float">
            <text:p>40.0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2.2406" calcext:value-type="float">
            <text:p>42.24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9.3396" calcext:value-type="float">
            <text:p>39.3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0.1019" calcext:value-type="float">
            <text:p>40.1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0.6482" calcext:value-type="float">
            <text:p>40.6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0.4082" calcext:value-type="float">
            <text:p>40.4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2.7356" calcext:value-type="float">
            <text:p>42.7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4.388" calcext:value-type="float">
            <text:p>44.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42.3576" calcext:value-type="float">
            <text:p>42.35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39.4545" calcext:value-type="float">
            <text:p>39.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8.514" calcext:value-type="float">
            <text:p>38.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39.0333" calcext:value-type="float">
            <text:p>39.0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9.1728" calcext:value-type="float">
            <text:p>39.1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40.0899" calcext:value-type="float">
            <text:p>40.0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38.5272" calcext:value-type="float">
            <text:p>38.5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39.5514" calcext:value-type="float">
            <text:p>39.5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9.492" calcext:value-type="float">
            <text:p>39.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38.5419" calcext:value-type="float">
            <text:p>38.5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39.8613" calcext:value-type="float">
            <text:p>39.8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40.026" calcext:value-type="float">
            <text:p>40.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38.2896" calcext:value-type="float">
            <text:p>38.2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9.0372" calcext:value-type="float">
            <text:p>39.0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0.863" calcext:value-type="float">
            <text:p>40.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41.5551" calcext:value-type="float">
            <text:p>41.5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5.7322" calcext:value-type="float">
            <text:p>55.7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1.4698" calcext:value-type="float">
            <text:p>51.4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9.1349" calcext:value-type="float">
            <text:p>49.1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0.1381" calcext:value-type="float">
            <text:p>50.1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9.0875" calcext:value-type="float">
            <text:p>49.0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9.7454" calcext:value-type="float">
            <text:p>49.74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8.8688" calcext:value-type="float">
            <text:p>48.8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8.3339" calcext:value-type="float">
            <text:p>48.3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7.6577" calcext:value-type="float">
            <text:p>47.65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9.9533" calcext:value-type="float">
            <text:p>49.9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9.0137" calcext:value-type="float">
            <text:p>49.0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6.821" calcext:value-type="float">
            <text:p>46.8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.5751" calcext:value-type="float">
            <text:p>51.5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0.1558" calcext:value-type="float">
            <text:p>50.1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0.0463" calcext:value-type="float">
            <text:p>50.0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6.9848" calcext:value-type="float">
            <text:p>76.98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45.7233" calcext:value-type="float">
            <text:p>45.7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40.4064" calcext:value-type="float">
            <text:p>40.4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40.2375" calcext:value-type="float">
            <text:p>40.2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39.0141" calcext:value-type="float">
            <text:p>39.0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40.7286" calcext:value-type="float">
            <text:p>40.7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39.9273" calcext:value-type="float">
            <text:p>39.9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40.1433" calcext:value-type="float">
            <text:p>40.1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41.628" calcext:value-type="float">
            <text:p>41.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41.0484" calcext:value-type="float">
            <text:p>41.0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41.3991" calcext:value-type="float">
            <text:p>41.3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39.117" calcext:value-type="float">
            <text:p>39.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42.3975" calcext:value-type="float">
            <text:p>42.3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45.8799" calcext:value-type="float">
            <text:p>45.87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42.5223" calcext:value-type="float">
            <text:p>42.5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40.9791" calcext:value-type="float">
            <text:p>40.97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44.9079" calcext:value-type="float">
            <text:p>44.9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3.7062" calcext:value-type="float">
            <text:p>33.7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6.7328" calcext:value-type="float">
            <text:p>46.7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3.0173" calcext:value-type="float">
            <text:p>43.0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2.7131" calcext:value-type="float">
            <text:p>42.7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5.3981" calcext:value-type="float">
            <text:p>45.3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6.7439" calcext:value-type="float">
            <text:p>46.7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7.6349" calcext:value-type="float">
            <text:p>47.6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9.3101" calcext:value-type="float">
            <text:p>49.3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7.6535" calcext:value-type="float">
            <text:p>47.6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8.8751" calcext:value-type="float">
            <text:p>48.8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6.9713" calcext:value-type="float">
            <text:p>46.9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45.1902" calcext:value-type="float">
            <text:p>45.1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6.2918" calcext:value-type="float">
            <text:p>46.2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5.8442" calcext:value-type="float">
            <text:p>45.8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48.8568" calcext:value-type="float">
            <text:p>48.8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46.2726" calcext:value-type="float">
            <text:p>46.2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49.4841" calcext:value-type="float">
            <text:p>49.4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48.2337" calcext:value-type="float">
            <text:p>48.2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52.896" calcext:value-type="float">
            <text:p>52.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48.3279" calcext:value-type="float">
            <text:p>48.3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50.0934" calcext:value-type="float">
            <text:p>50.0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47.1705" calcext:value-type="float">
            <text:p>47.1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50.259" calcext:value-type="float">
            <text:p>50.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52.4226" calcext:value-type="float">
            <text:p>52.4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1.0075" calcext:value-type="float">
            <text:p>51.0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51.4902" calcext:value-type="float">
            <text:p>51.4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45.5883" calcext:value-type="float">
            <text:p>45.5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47.094" calcext:value-type="float">
            <text:p>47.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48.6177" calcext:value-type="float">
            <text:p>48.6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47.3667" calcext:value-type="float">
            <text:p>47.3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51.1794" calcext:value-type="float">
            <text:p>51.1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51.7602" calcext:value-type="float">
            <text:p>51.76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6:32:40.830393015</meta:creation-date>
    <meta:generator>LibreOffice/5.0.6.2$Linux_X86_64 LibreOffice_project/00$Build-2</meta:generator>
    <dc:date>2020-02-22T17:28:17.522913763</dc:date>
    <meta:editing-duration>PT40M22S</meta:editing-duration>
    <meta:editing-cycles>14</meta:editing-cycles>
    <meta:document-statistic meta:table-count="2" meta:cell-count="1794" meta:object-count="0"/>
  </office:meta>
</office:document-meta>
</file>